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561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j Welch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lective Rack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ardrop | Frame | 22' x 42" | 12 GA</text:p>
          </table:table-cell>
          <table:table-cell office:value-type="float" office:value="224" table:style-name="ce1">
            <text:p>2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Frame | 22' x 48" | 14 GA</text:p>
          </table:table-cell>
          <table:table-cell office:value-type="float" office:value="384" table:style-name="ce1">
            <text:p>3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Frame | 22' x 42" | SK2000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ardrop | Beams | 102" x 4.5"</text:p>
          </table:table-cell>
          <table:table-cell office:value-type="float" office:value="5356" table:style-name="ce1">
            <text:p>53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Beams | 102" x 2.75"</text:p>
          </table:table-cell>
          <table:table-cell office:value-type="float" office:value="420" table:style-name="ce1">
            <text:p>4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Beams | 96" x 4"</text:p>
          </table:table-cell>
          <table:table-cell office:value-type="float" office:value="308" table:style-name="ce1">
            <text:p>3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p | Wiredeck | 42" x 50"</text:p>
          </table:table-cell>
          <table:table-cell office:value-type="float" office:value="2428" table:style-name="ce1">
            <text:p>24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p | wiredeck | 48" x 50"</text:p>
          </table:table-cell>
          <table:table-cell office:value-type="float" office:value="3656" table:style-name="ce1">
            <text:p>36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 Spacer | 18"</text:p>
          </table:table-cell>
          <table:table-cell office:value-type="float" office:value="344" table:style-name="ce1">
            <text:p>3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 Spacer | 12"</text:p>
          </table:table-cell>
          <table:table-cell office:value-type="float" office:value="288" table:style-name="ce1">
            <text:p>2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chor | 1/2" x 4"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1 per baseplat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office:value-type="string" table:style-name="ce1">
            <text:p>End Aisle Guard | Left Sided</text:p>
          </table:table-cell>
          <table:table-cell office:value-type="float" office:value="34" table:style-name="ce1">
            <text:p>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chor | 3/4" x 4.5"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5 p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ushback/Punchde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ardrop | Frame | 22' x 48" | SK2000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Beam | 96" x 3"<text:s/></text:p>
          </table:table-cell>
          <table:table-cell office:value-type="float" office:value="160" table:style-name="ce1">
            <text:p>1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Beam | 96" x 4" | C Channel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ardrop | Beam | 96" x 6"</text:p>
          </table:table-cell>
          <table:table-cell office:value-type="float" office:value="60" table:style-name="ce1">
            <text:p>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shback Lanes | 144"</text:p>
          </table:table-cell>
          <table:table-cell office:value-type="float" office:value="40" table:style-name="ce1">
            <text:p>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shback Carts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nch deck | 144" x 96"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chor | 1/2" x 4"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 per baseplate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Park, John</meta:initial-creator>
    <dc:creator>Park, John</dc:creator>
    <meta:creation-date>2025-10-27T19:05:41Z</meta:creation-date>
    <dc:date>2025-10-28T12:41:39Z</dc:date>
  </office:meta>
</office:document-meta>
</file>